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Column Pos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Hooklvl1_0001 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Hooklvl1_0002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Hooklvl1_0003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Hooklvl2_0004 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Hooklvl2_0005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Hooklvl3_000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Hooklvl3_000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Hooklvl3_0003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Hooklvl3_0004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Hooklvl3_0005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Hooklvl3_0006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office:value-type="string">
            <text:p>Hooklvl3_0007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office:value-type="string">
            <text:p>Hooklvl3_0008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dle0001 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dle000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dle0003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dle0004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dle0005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string">
            <text:p>Jablvl1_01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office:value-type="string">
            <text:p>Jablvl1_02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office:value-type="string">
            <text:p>Jablvl1_03 </text:p>
          </table:table-cell>
          <table:table-cell table:number-columns-repeated="2"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string">
            <text:p>Jablvl2_04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office:value-type="string">
            <text:p>Jablvl2_05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string">
            <text:p>Jablvl3_0001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office:value-type="string">
            <text:p>Jablvl3_0002 </text:p>
          </table:table-cell>
          <table:table-cell table:number-columns-repeated="2"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office:value-type="string">
            <text:p>Jablvl3_0003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ablvl3_0004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ablvl3_000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Jablvl3_0006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ablvl3_0007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Jablvl3_0008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office:value-type="string">
            <text:p>Jablvl3_0009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1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2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3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4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5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6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7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8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09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0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1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2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3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6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un017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1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2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3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6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7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tun0008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1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2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3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4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5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6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7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8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09 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10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11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Walk001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2" table:number-rows-repeated="104850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Sheet1.A1:Sheet1.AM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5/15/2013</text:date>, <text:time>01:3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Johnson</meta:initial-creator>
    <meta:creation-date>2013-05-14T23:02:35.99</meta:creation-date>
    <dc:date>2013-05-15T01:34:13.98</dc:date>
    <dc:creator>Josh Johnson</dc:creator>
    <meta:editing-duration>PT1H30M43S</meta:editing-duration>
    <meta:editing-cycles>2</meta:editing-cycles>
    <meta:generator>OpenOffice.org/3.4.1$Win32 OpenOffice.org_project/341m1$Build-9593</meta:generator>
    <meta:document-statistic meta:table-count="3" meta:cell-count="350" meta:object-count="0"/>
  </office:meta>
</office:document-meta>
</file>